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_TPB_WLSemission_GERDA_350-600nm" table:style-name="ta1">
        <table:shapes>
          <draw:frame draw:z-index="0" draw:style-name="gr1" draw:text-style-name="P1" svg:width="6.2988in" svg:height="3.5429in" svg:x="3.3079in" svg:y="15.2866in">
            <draw:object draw:notify-on-update-of-ranges="'4_TPB_WLSemission_GERDA_350-600nm'.A1:'4_TPB_WLSemission_GERDA_350-600nm'.A109 '4_TPB_WLSemission_GERDA_350-600nm'.B1:'4_TPB_WLSemission_GERDA_350-600nm'.B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.2473382" calcext:value-type="float">
            <text:p>350.2473382</text:p>
          </table:table-cell>
          <table:table-cell office:value-type="float" office:value="0.001893939394" calcext:value-type="float">
            <text:p>0.001893939394</text:p>
          </table:table-cell>
          <table:table-cell table:formula="of:=[.A2]-[.A1]" office:value-type="float" office:value="0.247338200000001" calcext:value-type="float">
            <text:p>0.247338200000001</text:p>
          </table:table-cell>
        </table:table-row>
        <table:table-row table:style-name="ro1">
          <table:table-cell office:value-type="float" office:value="359.7067977" calcext:value-type="float">
            <text:p>359.7067977</text:p>
          </table:table-cell>
          <table:table-cell office:value-type="float" office:value="0.001893939394" calcext:value-type="float">
            <text:p>0.001893939394</text:p>
          </table:table-cell>
          <table:table-cell table:formula="of:=[.A3]-[.A2]" office:value-type="float" office:value="9.45945949999998" calcext:value-type="float">
            <text:p>9.45945949999998</text:p>
          </table:table-cell>
        </table:table-row>
        <table:table-row table:style-name="ro1">
          <table:table-cell office:value-type="float" office:value="369.1662572" calcext:value-type="float">
            <text:p>369.1662572</text:p>
          </table:table-cell>
          <table:table-cell office:value-type="float" office:value="0.001893939394" calcext:value-type="float">
            <text:p>0.001893939394</text:p>
          </table:table-cell>
          <table:table-cell table:formula="of:=[.A4]-[.A3]" office:value-type="float" office:value="9.45945950000004" calcext:value-type="float">
            <text:p>9.45945950000004</text:p>
          </table:table-cell>
        </table:table-row>
        <table:table-row table:style-name="ro1">
          <table:table-cell office:value-type="float" office:value="377.7690418" calcext:value-type="float">
            <text:p>377.7690418</text:p>
          </table:table-cell>
          <table:table-cell office:value-type="float" office:value="0.005681818182" calcext:value-type="float">
            <text:p>0.005681818182</text:p>
          </table:table-cell>
          <table:table-cell table:formula="of:=[.A5]-[.A4]" office:value-type="float" office:value="8.60278460000001" calcext:value-type="float">
            <text:p>8.60278460000001</text:p>
          </table:table-cell>
        </table:table-row>
        <table:table-row table:style-name="ro1">
          <table:table-cell office:value-type="float" office:value="383.7968878" calcext:value-type="float">
            <text:p>383.7968878</text:p>
          </table:table-cell>
          <table:table-cell office:value-type="float" office:value="0.01515151515" calcext:value-type="float">
            <text:p>0.01515151515</text:p>
          </table:table-cell>
          <table:table-cell table:formula="of:=[.A6]-[.A5]" office:value-type="float" office:value="6.02784599999995" calcext:value-type="float">
            <text:p>6.02784599999995</text:p>
          </table:table-cell>
        </table:table-row>
        <table:table-row table:style-name="ro1">
          <table:table-cell office:value-type="float" office:value="387.6805897" calcext:value-type="float">
            <text:p>387.6805897</text:p>
          </table:table-cell>
          <table:table-cell office:value-type="float" office:value="0.03125" calcext:value-type="float">
            <text:p>0.03125</text:p>
          </table:table-cell>
          <table:table-cell table:formula="of:=[.A7]-[.A6]" office:value-type="float" office:value="3.88370190000001" calcext:value-type="float">
            <text:p>3.88370190000001</text:p>
          </table:table-cell>
        </table:table-row>
        <table:table-row table:style-name="ro1">
          <table:table-cell office:value-type="float" office:value="389.8443898" calcext:value-type="float">
            <text:p>389.8443898</text:p>
          </table:table-cell>
          <table:table-cell office:value-type="float" office:value="0.04734848485" calcext:value-type="float">
            <text:p>0.04734848485</text:p>
          </table:table-cell>
          <table:table-cell table:formula="of:=[.A8]-[.A7]" office:value-type="float" office:value="2.1638001" calcext:value-type="float">
            <text:p>2.1638001</text:p>
          </table:table-cell>
        </table:table-row>
        <table:table-row table:style-name="ro1">
          <table:table-cell office:value-type="float" office:value="391.1482391" calcext:value-type="float">
            <text:p>391.1482391</text:p>
          </table:table-cell>
          <table:table-cell office:value-type="float" office:value="0.0634469697" calcext:value-type="float">
            <text:p>0.0634469697</text:p>
          </table:table-cell>
          <table:table-cell table:formula="of:=[.A9]-[.A8]" office:value-type="float" office:value="1.30384930000002" calcext:value-type="float">
            <text:p>1.30384930000002</text:p>
          </table:table-cell>
        </table:table-row>
        <table:table-row table:style-name="ro1">
          <table:table-cell office:value-type="float" office:value="392.4520885" calcext:value-type="float">
            <text:p>392.4520885</text:p>
          </table:table-cell>
          <table:table-cell office:value-type="float" office:value="0.07954545455" calcext:value-type="float">
            <text:p>0.07954545455</text:p>
          </table:table-cell>
          <table:table-cell table:formula="of:=[.A10]-[.A9]" office:value-type="float" office:value="1.30384939999999" calcext:value-type="float">
            <text:p>1.30384939999999</text:p>
          </table:table-cell>
        </table:table-row>
        <table:table-row table:style-name="ro1">
          <table:table-cell office:value-type="float" office:value="393.3259623" calcext:value-type="float">
            <text:p>393.3259623</text:p>
          </table:table-cell>
          <table:table-cell office:value-type="float" office:value="0.09564393939" calcext:value-type="float">
            <text:p>0.09564393939</text:p>
          </table:table-cell>
          <table:table-cell table:formula="of:=[.A11]-[.A10]" office:value-type="float" office:value="0.873873800000013" calcext:value-type="float">
            <text:p>0.873873800000013</text:p>
          </table:table-cell>
        </table:table-row>
        <table:table-row table:style-name="ro1">
          <table:table-cell office:value-type="float" office:value="394.2006552" calcext:value-type="float">
            <text:p>394.2006552</text:p>
          </table:table-cell>
          <table:table-cell office:value-type="float" office:value="0.1126893939" calcext:value-type="float">
            <text:p>0.1126893939</text:p>
          </table:table-cell>
          <table:table-cell table:formula="of:=[.A12]-[.A11]" office:value-type="float" office:value="0.874692900000014" calcext:value-type="float">
            <text:p>0.874692900000014</text:p>
          </table:table-cell>
        </table:table-row>
        <table:table-row table:style-name="ro1">
          <table:table-cell office:value-type="float" office:value="395.0761671" calcext:value-type="float">
            <text:p>395.0761671</text:p>
          </table:table-cell>
          <table:table-cell office:value-type="float" office:value="0.1306818182" calcext:value-type="float">
            <text:p>0.1306818182</text:p>
          </table:table-cell>
          <table:table-cell table:formula="of:=[.A13]-[.A12]" office:value-type="float" office:value="0.875511899999992" calcext:value-type="float">
            <text:p>0.875511899999992</text:p>
          </table:table-cell>
        </table:table-row>
        <table:table-row table:style-name="ro1">
          <table:table-cell office:value-type="float" office:value="395.95086" calcext:value-type="float">
            <text:p>395.95086</text:p>
          </table:table-cell>
          <table:table-cell office:value-type="float" office:value="0.1477272727" calcext:value-type="float">
            <text:p>0.1477272727</text:p>
          </table:table-cell>
          <table:table-cell table:formula="of:=[.A14]-[.A13]" office:value-type="float" office:value="0.874692899999957" calcext:value-type="float">
            <text:p>0.874692899999957</text:p>
          </table:table-cell>
        </table:table-row>
        <table:table-row table:style-name="ro1">
          <table:table-cell office:value-type="float" office:value="396.8255528" calcext:value-type="float">
            <text:p>396.8255528</text:p>
          </table:table-cell>
          <table:table-cell office:value-type="float" office:value="0.1647727273" calcext:value-type="float">
            <text:p>0.1647727273</text:p>
          </table:table-cell>
          <table:table-cell table:formula="of:=[.A15]-[.A14]" office:value-type="float" office:value="0.874692800000048" calcext:value-type="float">
            <text:p>0.874692800000048</text:p>
          </table:table-cell>
        </table:table-row>
        <table:table-row table:style-name="ro1">
          <table:table-cell office:value-type="float" office:value="397.7010647" calcext:value-type="float">
            <text:p>397.7010647</text:p>
          </table:table-cell>
          <table:table-cell office:value-type="float" office:value="0.1827651515" calcext:value-type="float">
            <text:p>0.1827651515</text:p>
          </table:table-cell>
          <table:table-cell table:formula="of:=[.A16]-[.A15]" office:value-type="float" office:value="0.875511899999992" calcext:value-type="float">
            <text:p>0.875511899999992</text:p>
          </table:table-cell>
        </table:table-row>
        <table:table-row table:style-name="ro1">
          <table:table-cell office:value-type="float" office:value="398.5765766" calcext:value-type="float">
            <text:p>398.5765766</text:p>
          </table:table-cell>
          <table:table-cell office:value-type="float" office:value="0.2007575758" calcext:value-type="float">
            <text:p>0.2007575758</text:p>
          </table:table-cell>
          <table:table-cell table:formula="of:=[.A17]-[.A16]" office:value-type="float" office:value="0.875511899999992" calcext:value-type="float">
            <text:p>0.875511899999992</text:p>
          </table:table-cell>
        </table:table-row>
        <table:table-row table:style-name="ro1">
          <table:table-cell office:value-type="float" office:value="399.4529075" calcext:value-type="float">
            <text:p>399.4529075</text:p>
          </table:table-cell>
          <table:table-cell office:value-type="float" office:value="0.2196969697" calcext:value-type="float">
            <text:p>0.2196969697</text:p>
          </table:table-cell>
          <table:table-cell table:formula="of:=[.A18]-[.A17]" office:value-type="float" office:value="0.876330899999971" calcext:value-type="float">
            <text:p>0.876330899999971</text:p>
          </table:table-cell>
        </table:table-row>
        <table:table-row table:style-name="ro1">
          <table:table-cell office:value-type="float" office:value="399.8976249" calcext:value-type="float">
            <text:p>399.8976249</text:p>
          </table:table-cell>
          <table:table-cell office:value-type="float" office:value="0.2367424242" calcext:value-type="float">
            <text:p>0.2367424242</text:p>
          </table:table-cell>
          <table:table-cell table:formula="of:=[.A19]-[.A18]" office:value-type="float" office:value="0.444717400000002" calcext:value-type="float">
            <text:p>0.444717400000002</text:p>
          </table:table-cell>
        </table:table-row>
        <table:table-row table:style-name="ro1">
          <table:table-cell office:value-type="float" office:value="400.3423423" calcext:value-type="float">
            <text:p>400.3423423</text:p>
          </table:table-cell>
          <table:table-cell office:value-type="float" office:value="0.2537878788" calcext:value-type="float">
            <text:p>0.2537878788</text:p>
          </table:table-cell>
          <table:table-cell table:formula="of:=[.A20]-[.A19]" office:value-type="float" office:value="0.444717400000002" calcext:value-type="float">
            <text:p>0.444717400000002</text:p>
          </table:table-cell>
        </table:table-row>
        <table:table-row table:style-name="ro1">
          <table:table-cell office:value-type="float" office:value="401.2162162" calcext:value-type="float">
            <text:p>401.2162162</text:p>
          </table:table-cell>
          <table:table-cell office:value-type="float" office:value="0.2698863636" calcext:value-type="float">
            <text:p>0.2698863636</text:p>
          </table:table-cell>
          <table:table-cell table:formula="of:=[.A21]-[.A20]" office:value-type="float" office:value="0.873873900000035" calcext:value-type="float">
            <text:p>0.873873900000035</text:p>
          </table:table-cell>
        </table:table-row>
        <table:table-row table:style-name="ro1">
          <table:table-cell office:value-type="float" office:value="401.6617527" calcext:value-type="float">
            <text:p>401.6617527</text:p>
          </table:table-cell>
          <table:table-cell office:value-type="float" office:value="0.2878787879" calcext:value-type="float">
            <text:p>0.2878787879</text:p>
          </table:table-cell>
          <table:table-cell table:formula="of:=[.A22]-[.A21]" office:value-type="float" office:value="0.445536500000003" calcext:value-type="float">
            <text:p>0.445536500000003</text:p>
          </table:table-cell>
        </table:table-row>
        <table:table-row table:style-name="ro1">
          <table:table-cell office:value-type="float" office:value="402.5364455" calcext:value-type="float">
            <text:p>402.5364455</text:p>
          </table:table-cell>
          <table:table-cell office:value-type="float" office:value="0.3049242424" calcext:value-type="float">
            <text:p>0.3049242424</text:p>
          </table:table-cell>
          <table:table-cell table:formula="of:=[.A23]-[.A22]" office:value-type="float" office:value="0.874692799999991" calcext:value-type="float">
            <text:p>0.874692799999991</text:p>
          </table:table-cell>
        </table:table-row>
        <table:table-row table:style-name="ro1">
          <table:table-cell office:value-type="float" office:value="403.4111384" calcext:value-type="float">
            <text:p>403.4111384</text:p>
          </table:table-cell>
          <table:table-cell office:value-type="float" office:value="0.321969697" calcext:value-type="float">
            <text:p>0.321969697</text:p>
          </table:table-cell>
          <table:table-cell table:formula="of:=[.A24]-[.A23]" office:value-type="float" office:value="0.874692900000014" calcext:value-type="float">
            <text:p>0.874692900000014</text:p>
          </table:table-cell>
        </table:table-row>
        <table:table-row table:style-name="ro1">
          <table:table-cell office:value-type="float" office:value="403.8558559" calcext:value-type="float">
            <text:p>403.8558559</text:p>
          </table:table-cell>
          <table:table-cell office:value-type="float" office:value="0.3390151515" calcext:value-type="float">
            <text:p>0.3390151515</text:p>
          </table:table-cell>
          <table:table-cell table:formula="of:=[.A25]-[.A24]" office:value-type="float" office:value="0.444717499999967" calcext:value-type="float">
            <text:p>0.444717499999967</text:p>
          </table:table-cell>
        </table:table-row>
        <table:table-row table:style-name="ro1">
          <table:table-cell office:value-type="float" office:value="404.7305487" calcext:value-type="float">
            <text:p>404.7305487</text:p>
          </table:table-cell>
          <table:table-cell office:value-type="float" office:value="0.3560606061" calcext:value-type="float">
            <text:p>0.3560606061</text:p>
          </table:table-cell>
          <table:table-cell table:formula="of:=[.A26]-[.A25]" office:value-type="float" office:value="0.874692799999991" calcext:value-type="float">
            <text:p>0.874692799999991</text:p>
          </table:table-cell>
        </table:table-row>
        <table:table-row table:style-name="ro1">
          <table:table-cell office:value-type="float" office:value="405.6068796" calcext:value-type="float">
            <text:p>405.6068796</text:p>
          </table:table-cell>
          <table:table-cell office:value-type="float" office:value="0.375" calcext:value-type="float">
            <text:p>0.375</text:p>
          </table:table-cell>
          <table:table-cell table:formula="of:=[.A27]-[.A26]" office:value-type="float" office:value="0.876330900000028" calcext:value-type="float">
            <text:p>0.876330900000028</text:p>
          </table:table-cell>
        </table:table-row>
        <table:table-row table:style-name="ro1">
          <table:table-cell office:value-type="float" office:value="406.0524161" calcext:value-type="float">
            <text:p>406.0524161</text:p>
          </table:table-cell>
          <table:table-cell office:value-type="float" office:value="0.3929924242" calcext:value-type="float">
            <text:p>0.3929924242</text:p>
          </table:table-cell>
          <table:table-cell table:formula="of:=[.A28]-[.A27]" office:value-type="float" office:value="0.445536500000003" calcext:value-type="float">
            <text:p>0.445536500000003</text:p>
          </table:table-cell>
        </table:table-row>
        <table:table-row table:style-name="ro1">
          <table:table-cell office:value-type="float" office:value="406.9295659" calcext:value-type="float">
            <text:p>406.9295659</text:p>
          </table:table-cell>
          <table:table-cell office:value-type="float" office:value="0.4128787879" calcext:value-type="float">
            <text:p>0.4128787879</text:p>
          </table:table-cell>
          <table:table-cell table:formula="of:=[.A29]-[.A28]" office:value-type="float" office:value="0.877149799999984" calcext:value-type="float">
            <text:p>0.877149799999984</text:p>
          </table:table-cell>
        </table:table-row>
        <table:table-row table:style-name="ro1">
          <table:table-cell office:value-type="float" office:value="407.8075348" calcext:value-type="float">
            <text:p>407.8075348</text:p>
          </table:table-cell>
          <table:table-cell office:value-type="float" office:value="0.4337121212" calcext:value-type="float">
            <text:p>0.4337121212</text:p>
          </table:table-cell>
          <table:table-cell table:formula="of:=[.A30]-[.A29]" office:value-type="float" office:value="0.877968899999985" calcext:value-type="float">
            <text:p>0.877968899999985</text:p>
          </table:table-cell>
        </table:table-row>
        <table:table-row table:style-name="ro1">
          <table:table-cell office:value-type="float" office:value="408.2538903" calcext:value-type="float">
            <text:p>408.2538903</text:p>
          </table:table-cell>
          <table:table-cell office:value-type="float" office:value="0.4526515152" calcext:value-type="float">
            <text:p>0.4526515152</text:p>
          </table:table-cell>
          <table:table-cell table:formula="of:=[.A31]-[.A30]" office:value-type="float" office:value="0.446355500000038" calcext:value-type="float">
            <text:p>0.446355500000038</text:p>
          </table:table-cell>
        </table:table-row>
        <table:table-row table:style-name="ro1">
          <table:table-cell office:value-type="float" office:value="409.1318591" calcext:value-type="float">
            <text:p>409.1318591</text:p>
          </table:table-cell>
          <table:table-cell office:value-type="float" office:value="0.4734848485" calcext:value-type="float">
            <text:p>0.4734848485</text:p>
          </table:table-cell>
          <table:table-cell table:formula="of:=[.A32]-[.A31]" office:value-type="float" office:value="0.877968799999962" calcext:value-type="float">
            <text:p>0.877968799999962</text:p>
          </table:table-cell>
        </table:table-row>
        <table:table-row table:style-name="ro1">
          <table:table-cell office:value-type="float" office:value="410.4381654" calcext:value-type="float">
            <text:p>410.4381654</text:p>
          </table:table-cell>
          <table:table-cell office:value-type="float" office:value="0.4924242424" calcext:value-type="float">
            <text:p>0.4924242424</text:p>
          </table:table-cell>
          <table:table-cell table:formula="of:=[.A33]-[.A32]" office:value-type="float" office:value="1.30630630000002" calcext:value-type="float">
            <text:p>1.30630630000002</text:p>
          </table:table-cell>
        </table:table-row>
        <table:table-row table:style-name="ro1">
          <table:table-cell office:value-type="float" office:value="410.8845209" calcext:value-type="float">
            <text:p>410.8845209</text:p>
          </table:table-cell>
          <table:table-cell office:value-type="float" office:value="0.5113636364" calcext:value-type="float">
            <text:p>0.5113636364</text:p>
          </table:table-cell>
          <table:table-cell table:formula="of:=[.A34]-[.A33]" office:value-type="float" office:value="0.446355499999982" calcext:value-type="float">
            <text:p>0.446355499999982</text:p>
          </table:table-cell>
        </table:table-row>
        <table:table-row table:style-name="ro1">
          <table:table-cell office:value-type="float" office:value="411.7641278" calcext:value-type="float">
            <text:p>411.7641278</text:p>
          </table:table-cell>
          <table:table-cell office:value-type="float" office:value="0.5340909091" calcext:value-type="float">
            <text:p>0.5340909091</text:p>
          </table:table-cell>
          <table:table-cell table:formula="of:=[.A35]-[.A34]" office:value-type="float" office:value="0.879606899999999" calcext:value-type="float">
            <text:p>0.879606899999999</text:p>
          </table:table-cell>
        </table:table-row>
        <table:table-row table:style-name="ro1">
          <table:table-cell office:value-type="float" office:value="412.2113022" calcext:value-type="float">
            <text:p>412.2113022</text:p>
          </table:table-cell>
          <table:table-cell office:value-type="float" office:value="0.5539772727" calcext:value-type="float">
            <text:p>0.5539772727</text:p>
          </table:table-cell>
          <table:table-cell table:formula="of:=[.A36]-[.A35]" office:value-type="float" office:value="0.447174399999994" calcext:value-type="float">
            <text:p>0.447174399999994</text:p>
          </table:table-cell>
        </table:table-row>
        <table:table-row table:style-name="ro1">
          <table:table-cell office:value-type="float" office:value="412.6584767" calcext:value-type="float">
            <text:p>412.6584767</text:p>
          </table:table-cell>
          <table:table-cell office:value-type="float" office:value="0.5738636364" calcext:value-type="float">
            <text:p>0.5738636364</text:p>
          </table:table-cell>
          <table:table-cell table:formula="of:=[.A37]-[.A36]" office:value-type="float" office:value="0.447174500000017" calcext:value-type="float">
            <text:p>0.447174500000017</text:p>
          </table:table-cell>
        </table:table-row>
        <table:table-row table:style-name="ro1">
          <table:table-cell office:value-type="float" office:value="413.5348075" calcext:value-type="float">
            <text:p>413.5348075</text:p>
          </table:table-cell>
          <table:table-cell office:value-type="float" office:value="0.5928030303" calcext:value-type="float">
            <text:p>0.5928030303</text:p>
          </table:table-cell>
          <table:table-cell table:formula="of:=[.A38]-[.A37]" office:value-type="float" office:value="0.876330800000005" calcext:value-type="float">
            <text:p>0.876330800000005</text:p>
          </table:table-cell>
        </table:table-row>
        <table:table-row table:style-name="ro1">
          <table:table-cell office:value-type="float" office:value="414.4127764" calcext:value-type="float">
            <text:p>414.4127764</text:p>
          </table:table-cell>
          <table:table-cell office:value-type="float" office:value="0.6136363636" calcext:value-type="float">
            <text:p>0.6136363636</text:p>
          </table:table-cell>
          <table:table-cell table:formula="of:=[.A39]-[.A38]" office:value-type="float" office:value="0.877968899999985" calcext:value-type="float">
            <text:p>0.877968899999985</text:p>
          </table:table-cell>
        </table:table-row>
        <table:table-row table:style-name="ro1">
          <table:table-cell office:value-type="float" office:value="415.2874693" calcext:value-type="float">
            <text:p>415.2874693</text:p>
          </table:table-cell>
          <table:table-cell office:value-type="float" office:value="0.6306818182" calcext:value-type="float">
            <text:p>0.6306818182</text:p>
          </table:table-cell>
          <table:table-cell table:formula="of:=[.A40]-[.A39]" office:value-type="float" office:value="0.874692900000014" calcext:value-type="float">
            <text:p>0.874692900000014</text:p>
          </table:table-cell>
        </table:table-row>
        <table:table-row table:style-name="ro1">
          <table:table-cell office:value-type="float" office:value="416.1654382" calcext:value-type="float">
            <text:p>416.1654382</text:p>
          </table:table-cell>
          <table:table-cell office:value-type="float" office:value="0.6515151515" calcext:value-type="float">
            <text:p>0.6515151515</text:p>
          </table:table-cell>
          <table:table-cell table:formula="of:=[.A41]-[.A40]" office:value-type="float" office:value="0.877968899999985" calcext:value-type="float">
            <text:p>0.877968899999985</text:p>
          </table:table-cell>
        </table:table-row>
        <table:table-row table:style-name="ro1">
          <table:table-cell office:value-type="float" office:value="417.4733825" calcext:value-type="float">
            <text:p>417.4733825</text:p>
          </table:table-cell>
          <table:table-cell office:value-type="float" office:value="0.6723484848" calcext:value-type="float">
            <text:p>0.6723484848</text:p>
          </table:table-cell>
          <table:table-cell table:formula="of:=[.A42]-[.A41]" office:value-type="float" office:value="1.30794430000003" calcext:value-type="float">
            <text:p>1.30794430000003</text:p>
          </table:table-cell>
        </table:table-row>
        <table:table-row table:style-name="ro1">
          <table:table-cell office:value-type="float" office:value="417.9230139" calcext:value-type="float">
            <text:p>417.9230139</text:p>
          </table:table-cell>
          <table:table-cell office:value-type="float" office:value="0.6950757576" calcext:value-type="float">
            <text:p>0.6950757576</text:p>
          </table:table-cell>
          <table:table-cell table:formula="of:=[.A43]-[.A42]" office:value-type="float" office:value="0.449631399999987" calcext:value-type="float">
            <text:p>0.449631399999987</text:p>
          </table:table-cell>
        </table:table-row>
        <table:table-row table:style-name="ro1">
          <table:table-cell office:value-type="float" office:value="418.8026208" calcext:value-type="float">
            <text:p>418.8026208</text:p>
          </table:table-cell>
          <table:table-cell office:value-type="float" office:value="0.7178030303" calcext:value-type="float">
            <text:p>0.7178030303</text:p>
          </table:table-cell>
          <table:table-cell table:formula="of:=[.A44]-[.A43]" office:value-type="float" office:value="0.879606899999999" calcext:value-type="float">
            <text:p>0.879606899999999</text:p>
          </table:table-cell>
        </table:table-row>
        <table:table-row table:style-name="ro1">
          <table:table-cell office:value-type="float" office:value="419.6871417" calcext:value-type="float">
            <text:p>419.6871417</text:p>
          </table:table-cell>
          <table:table-cell office:value-type="float" office:value="0.7462121212" calcext:value-type="float">
            <text:p>0.7462121212</text:p>
          </table:table-cell>
          <table:table-cell table:formula="of:=[.A45]-[.A44]" office:value-type="float" office:value="0.884520899999984" calcext:value-type="float">
            <text:p>0.884520899999984</text:p>
          </table:table-cell>
        </table:table-row>
        <table:table-row table:style-name="ro1">
          <table:table-cell office:value-type="float" office:value="421.4283374" calcext:value-type="float">
            <text:p>421.4283374</text:p>
          </table:table-cell>
          <table:table-cell office:value-type="float" office:value="0.7708333333" calcext:value-type="float">
            <text:p>0.7708333333</text:p>
          </table:table-cell>
          <table:table-cell table:formula="of:=[.A46]-[.A45]" office:value-type="float" office:value="1.74119569999999" calcext:value-type="float">
            <text:p>1.74119569999999</text:p>
          </table:table-cell>
        </table:table-row>
        <table:table-row table:style-name="ro1">
          <table:table-cell office:value-type="float" office:value="423.1695332" calcext:value-type="float">
            <text:p>423.1695332</text:p>
          </table:table-cell>
          <table:table-cell office:value-type="float" office:value="0.7954545455" calcext:value-type="float">
            <text:p>0.7954545455</text:p>
          </table:table-cell>
          <table:table-cell table:formula="of:=[.A47]-[.A46]" office:value-type="float" office:value="1.74119580000001" calcext:value-type="float">
            <text:p>1.74119580000001</text:p>
          </table:table-cell>
        </table:table-row>
        <table:table-row table:style-name="ro1">
          <table:table-cell office:value-type="float" office:value="424.045864" calcext:value-type="float">
            <text:p>424.045864</text:p>
          </table:table-cell>
          <table:table-cell office:value-type="float" office:value="0.8143939394" calcext:value-type="float">
            <text:p>0.8143939394</text:p>
          </table:table-cell>
          <table:table-cell table:formula="of:=[.A48]-[.A47]" office:value-type="float" office:value="0.876330800000005" calcext:value-type="float">
            <text:p>0.876330800000005</text:p>
          </table:table-cell>
        </table:table-row>
        <table:table-row table:style-name="ro1">
          <table:table-cell office:value-type="float" office:value="425.7870598" calcext:value-type="float">
            <text:p>425.7870598</text:p>
          </table:table-cell>
          <table:table-cell office:value-type="float" office:value="0.8390151515" calcext:value-type="float">
            <text:p>0.8390151515</text:p>
          </table:table-cell>
          <table:table-cell table:formula="of:=[.A49]-[.A48]" office:value-type="float" office:value="1.74119580000001" calcext:value-type="float">
            <text:p>1.74119580000001</text:p>
          </table:table-cell>
        </table:table-row>
        <table:table-row table:style-name="ro1">
          <table:table-cell office:value-type="float" office:value="426.6650287" calcext:value-type="float">
            <text:p>426.6650287</text:p>
          </table:table-cell>
          <table:table-cell office:value-type="float" office:value="0.8598484848" calcext:value-type="float">
            <text:p>0.8598484848</text:p>
          </table:table-cell>
          <table:table-cell table:formula="of:=[.A50]-[.A49]" office:value-type="float" office:value="0.877968899999985" calcext:value-type="float">
            <text:p>0.877968899999985</text:p>
          </table:table-cell>
        </table:table-row>
        <table:table-row table:style-name="ro1">
          <table:table-cell office:value-type="float" office:value="427.977887" calcext:value-type="float">
            <text:p>427.977887</text:p>
          </table:table-cell>
          <table:table-cell office:value-type="float" office:value="0.8863636364" calcext:value-type="float">
            <text:p>0.8863636364</text:p>
          </table:table-cell>
          <table:table-cell table:formula="of:=[.A51]-[.A50]" office:value-type="float" office:value="1.31285830000002" calcext:value-type="float">
            <text:p>1.31285830000002</text:p>
          </table:table-cell>
        </table:table-row>
        <table:table-row table:style-name="ro1">
          <table:table-cell office:value-type="float" office:value="429.7190827" calcext:value-type="float">
            <text:p>429.7190827</text:p>
          </table:table-cell>
          <table:table-cell office:value-type="float" office:value="0.9109848485" calcext:value-type="float">
            <text:p>0.9109848485</text:p>
          </table:table-cell>
          <table:table-cell table:formula="of:=[.A52]-[.A51]" office:value-type="float" office:value="1.74119569999999" calcext:value-type="float">
            <text:p>1.74119569999999</text:p>
          </table:table-cell>
        </table:table-row>
        <table:table-row table:style-name="ro1">
          <table:table-cell office:value-type="float" office:value="431.030303" calcext:value-type="float">
            <text:p>431.030303</text:p>
          </table:table-cell>
          <table:table-cell office:value-type="float" office:value="0.9356060606" calcext:value-type="float">
            <text:p>0.9356060606</text:p>
          </table:table-cell>
          <table:table-cell table:formula="of:=[.A53]-[.A52]" office:value-type="float" office:value="1.3112203" calcext:value-type="float">
            <text:p>1.3112203</text:p>
          </table:table-cell>
        </table:table-row>
        <table:table-row table:style-name="ro1">
          <table:table-cell office:value-type="float" office:value="432.7698608" calcext:value-type="float">
            <text:p>432.7698608</text:p>
          </table:table-cell>
          <table:table-cell office:value-type="float" office:value="0.9583333333" calcext:value-type="float">
            <text:p>0.9583333333</text:p>
          </table:table-cell>
          <table:table-cell table:formula="of:=[.A54]-[.A53]" office:value-type="float" office:value="1.7395578" calcext:value-type="float">
            <text:p>1.7395578</text:p>
          </table:table-cell>
        </table:table-row>
        <table:table-row table:style-name="ro1">
          <table:table-cell office:value-type="float" office:value="436.2260442" calcext:value-type="float">
            <text:p>436.2260442</text:p>
          </table:table-cell>
          <table:table-cell office:value-type="float" office:value="0.9772727273" calcext:value-type="float">
            <text:p>0.9772727273</text:p>
          </table:table-cell>
          <table:table-cell table:formula="of:=[.A55]-[.A54]" office:value-type="float" office:value="3.45618339999999" calcext:value-type="float">
            <text:p>3.45618339999999</text:p>
          </table:table-cell>
        </table:table-row>
        <table:table-row table:style-name="ro1">
          <table:table-cell office:value-type="float" office:value="440.5421785" calcext:value-type="float">
            <text:p>440.5421785</text:p>
          </table:table-cell>
          <table:table-cell office:value-type="float" office:value="0.9962121212" calcext:value-type="float">
            <text:p>0.9962121212</text:p>
          </table:table-cell>
          <table:table-cell table:formula="of:=[.A56]-[.A55]" office:value-type="float" office:value="4.31613429999999" calcext:value-type="float">
            <text:p>4.31613429999999</text:p>
          </table:table-cell>
        </table:table-row>
        <table:table-row table:style-name="ro1">
          <table:table-cell office:value-type="float" office:value="444.8452088" calcext:value-type="float">
            <text:p>444.8452088</text:p>
          </table:table-cell>
          <table:table-cell office:value-type="float" office:value="1" calcext:value-type="float">
            <text:p>1</text:p>
          </table:table-cell>
          <table:table-cell table:formula="of:=[.A57]-[.A56]" office:value-type="float" office:value="4.30303030000005" calcext:value-type="float">
            <text:p>4.30303030000005</text:p>
          </table:table-cell>
        </table:table-row>
        <table:table-row table:style-name="ro1">
          <table:table-cell office:value-type="float" office:value="450.001638" calcext:value-type="float">
            <text:p>450.001638</text:p>
          </table:table-cell>
          <table:table-cell office:value-type="float" office:value="0.9962121212" calcext:value-type="float">
            <text:p>0.9962121212</text:p>
          </table:table-cell>
          <table:table-cell table:formula="of:=[.A58]-[.A57]" office:value-type="float" office:value="5.15642919999999" calcext:value-type="float">
            <text:p>5.15642919999999</text:p>
          </table:table-cell>
        </table:table-row>
        <table:table-row table:style-name="ro1">
          <table:table-cell office:value-type="float" office:value="453.4332514" calcext:value-type="float">
            <text:p>453.4332514</text:p>
          </table:table-cell>
          <table:table-cell office:value-type="float" office:value="0.9867424242" calcext:value-type="float">
            <text:p>0.9867424242</text:p>
          </table:table-cell>
          <table:table-cell table:formula="of:=[.A59]-[.A58]" office:value-type="float" office:value="3.4316134" calcext:value-type="float">
            <text:p>3.4316134</text:p>
          </table:table-cell>
        </table:table-row>
        <table:table-row table:style-name="ro1">
          <table:table-cell office:value-type="float" office:value="455.998362" calcext:value-type="float">
            <text:p>455.998362</text:p>
          </table:table-cell>
          <table:table-cell office:value-type="float" office:value="0.9696969697" calcext:value-type="float">
            <text:p>0.9696969697</text:p>
          </table:table-cell>
          <table:table-cell table:formula="of:=[.A60]-[.A59]" office:value-type="float" office:value="2.56511059999997" calcext:value-type="float">
            <text:p>2.56511059999997</text:p>
          </table:table-cell>
        </table:table-row>
        <table:table-row table:style-name="ro1">
          <table:table-cell office:value-type="float" office:value="457.7051597" calcext:value-type="float">
            <text:p>457.7051597</text:p>
          </table:table-cell>
          <table:table-cell office:value-type="float" office:value="0.9545454545" calcext:value-type="float">
            <text:p>0.9545454545</text:p>
          </table:table-cell>
          <table:table-cell table:formula="of:=[.A61]-[.A60]" office:value-type="float" office:value="1.70679770000004" calcext:value-type="float">
            <text:p>1.70679770000004</text:p>
          </table:table-cell>
        </table:table-row>
        <table:table-row table:style-name="ro1">
          <table:table-cell office:value-type="float" office:value="459.4103194" calcext:value-type="float">
            <text:p>459.4103194</text:p>
          </table:table-cell>
          <table:table-cell office:value-type="float" office:value="0.9375" calcext:value-type="float">
            <text:p>0.9375</text:p>
          </table:table-cell>
          <table:table-cell table:formula="of:=[.A62]-[.A61]" office:value-type="float" office:value="1.70515969999997" calcext:value-type="float">
            <text:p>1.70515969999997</text:p>
          </table:table-cell>
        </table:table-row>
        <table:table-row table:style-name="ro1">
          <table:table-cell office:value-type="float" office:value="461.1122031" calcext:value-type="float">
            <text:p>461.1122031</text:p>
          </table:table-cell>
          <table:table-cell office:value-type="float" office:value="0.9166666667" calcext:value-type="float">
            <text:p>0.9166666667</text:p>
          </table:table-cell>
          <table:table-cell table:formula="of:=[.A63]-[.A62]" office:value-type="float" office:value="1.7018837" calcext:value-type="float">
            <text:p>1.7018837</text:p>
          </table:table-cell>
        </table:table-row>
        <table:table-row table:style-name="ro1">
          <table:table-cell office:value-type="float" office:value="461.955774" calcext:value-type="float">
            <text:p>461.955774</text:p>
          </table:table-cell>
          <table:table-cell office:value-type="float" office:value="0.8977272727" calcext:value-type="float">
            <text:p>0.8977272727</text:p>
          </table:table-cell>
          <table:table-cell table:formula="of:=[.A64]-[.A63]" office:value-type="float" office:value="0.843570900000032" calcext:value-type="float">
            <text:p>0.843570900000032</text:p>
          </table:table-cell>
        </table:table-row>
        <table:table-row table:style-name="ro1">
          <table:table-cell office:value-type="float" office:value="463.6592957" calcext:value-type="float">
            <text:p>463.6592957</text:p>
          </table:table-cell>
          <table:table-cell office:value-type="float" office:value="0.8787878788" calcext:value-type="float">
            <text:p>0.8787878788</text:p>
          </table:table-cell>
          <table:table-cell table:formula="of:=[.A65]-[.A64]" office:value-type="float" office:value="1.70352169999995" calcext:value-type="float">
            <text:p>1.70352169999995</text:p>
          </table:table-cell>
        </table:table-row>
        <table:table-row table:style-name="ro1">
          <table:table-cell office:value-type="float" office:value="465.7895168" calcext:value-type="float">
            <text:p>465.7895168</text:p>
          </table:table-cell>
          <table:table-cell office:value-type="float" office:value="0.8560606061" calcext:value-type="float">
            <text:p>0.8560606061</text:p>
          </table:table-cell>
          <table:table-cell table:formula="of:=[.A66]-[.A65]" office:value-type="float" office:value="2.13022110000003" calcext:value-type="float">
            <text:p>2.13022110000003</text:p>
          </table:table-cell>
        </table:table-row>
        <table:table-row table:style-name="ro1">
          <table:table-cell office:value-type="float" office:value="467.9213759" calcext:value-type="float">
            <text:p>467.9213759</text:p>
          </table:table-cell>
          <table:table-cell office:value-type="float" office:value="0.8352272727" calcext:value-type="float">
            <text:p>0.8352272727</text:p>
          </table:table-cell>
          <table:table-cell table:formula="of:=[.A67]-[.A66]" office:value-type="float" office:value="2.13185909999999" calcext:value-type="float">
            <text:p>2.13185909999999</text:p>
          </table:table-cell>
        </table:table-row>
        <table:table-row table:style-name="ro1">
          <table:table-cell office:value-type="float" office:value="469.1916462" calcext:value-type="float">
            <text:p>469.1916462</text:p>
          </table:table-cell>
          <table:table-cell office:value-type="float" office:value="0.8125" calcext:value-type="float">
            <text:p>0.8125</text:p>
          </table:table-cell>
          <table:table-cell table:formula="of:=[.A68]-[.A67]" office:value-type="float" office:value="1.27027029999999" calcext:value-type="float">
            <text:p>1.27027029999999</text:p>
          </table:table-cell>
        </table:table-row>
        <table:table-row table:style-name="ro1">
          <table:table-cell office:value-type="float" office:value="470.4602785" calcext:value-type="float">
            <text:p>470.4602785</text:p>
          </table:table-cell>
          <table:table-cell office:value-type="float" office:value="0.7878787879" calcext:value-type="float">
            <text:p>0.7878787879</text:p>
          </table:table-cell>
          <table:table-cell table:formula="of:=[.A69]-[.A68]" office:value-type="float" office:value="1.26863230000004" calcext:value-type="float">
            <text:p>1.26863230000004</text:p>
          </table:table-cell>
        </table:table-row>
        <table:table-row table:style-name="ro1">
          <table:table-cell office:value-type="float" office:value="472.1621622" calcext:value-type="float">
            <text:p>472.1621622</text:p>
          </table:table-cell>
          <table:table-cell office:value-type="float" office:value="0.7670454545" calcext:value-type="float">
            <text:p>0.7670454545</text:p>
          </table:table-cell>
          <table:table-cell table:formula="of:=[.A70]-[.A69]" office:value-type="float" office:value="1.7018837" calcext:value-type="float">
            <text:p>1.7018837</text:p>
          </table:table-cell>
        </table:table-row>
        <table:table-row table:style-name="ro1">
          <table:table-cell office:value-type="float" office:value="473.8624079" calcext:value-type="float">
            <text:p>473.8624079</text:p>
          </table:table-cell>
          <table:table-cell office:value-type="float" office:value="0.7443181818" calcext:value-type="float">
            <text:p>0.7443181818</text:p>
          </table:table-cell>
          <table:table-cell table:formula="of:=[.A71]-[.A70]" office:value-type="float" office:value="1.70024569999998" calcext:value-type="float">
            <text:p>1.70024569999998</text:p>
          </table:table-cell>
        </table:table-row>
        <table:table-row table:style-name="ro1">
          <table:table-cell office:value-type="float" office:value="475.5610156" calcext:value-type="float">
            <text:p>475.5610156</text:p>
          </table:table-cell>
          <table:table-cell office:value-type="float" office:value="0.7196969697" calcext:value-type="float">
            <text:p>0.7196969697</text:p>
          </table:table-cell>
          <table:table-cell table:formula="of:=[.A72]-[.A71]" office:value-type="float" office:value="1.69860770000003" calcext:value-type="float">
            <text:p>1.69860770000003</text:p>
          </table:table-cell>
        </table:table-row>
        <table:table-row table:style-name="ro1">
          <table:table-cell office:value-type="float" office:value="477.2596233" calcext:value-type="float">
            <text:p>477.2596233</text:p>
          </table:table-cell>
          <table:table-cell office:value-type="float" office:value="0.6950757576" calcext:value-type="float">
            <text:p>0.6950757576</text:p>
          </table:table-cell>
          <table:table-cell table:formula="of:=[.A73]-[.A72]" office:value-type="float" office:value="1.69860769999997" calcext:value-type="float">
            <text:p>1.69860769999997</text:p>
          </table:table-cell>
        </table:table-row>
        <table:table-row table:style-name="ro1">
          <table:table-cell office:value-type="float" office:value="479.3898444" calcext:value-type="float">
            <text:p>479.3898444</text:p>
          </table:table-cell>
          <table:table-cell office:value-type="float" office:value="0.6723484848" calcext:value-type="float">
            <text:p>0.6723484848</text:p>
          </table:table-cell>
          <table:table-cell table:formula="of:=[.A74]-[.A73]" office:value-type="float" office:value="2.13022110000003" calcext:value-type="float">
            <text:p>2.13022110000003</text:p>
          </table:table-cell>
        </table:table-row>
        <table:table-row table:style-name="ro1">
          <table:table-cell office:value-type="float" office:value="479.8018018" calcext:value-type="float">
            <text:p>479.8018018</text:p>
          </table:table-cell>
          <table:table-cell office:value-type="float" office:value="0.6515151515" calcext:value-type="float">
            <text:p>0.6515151515</text:p>
          </table:table-cell>
          <table:table-cell table:formula="of:=[.A75]-[.A74]" office:value-type="float" office:value="0.411957400000006" calcext:value-type="float">
            <text:p>0.411957400000006</text:p>
          </table:table-cell>
        </table:table-row>
        <table:table-row table:style-name="ro1">
          <table:table-cell office:value-type="float" office:value="481.5004095" calcext:value-type="float">
            <text:p>481.5004095</text:p>
          </table:table-cell>
          <table:table-cell office:value-type="float" office:value="0.6268939394" calcext:value-type="float">
            <text:p>0.6268939394</text:p>
          </table:table-cell>
          <table:table-cell table:formula="of:=[.A76]-[.A75]" office:value-type="float" office:value="1.69860769999997" calcext:value-type="float">
            <text:p>1.69860769999997</text:p>
          </table:table-cell>
        </table:table-row>
        <table:table-row table:style-name="ro1">
          <table:table-cell office:value-type="float" office:value="483.1990172" calcext:value-type="float">
            <text:p>483.1990172</text:p>
          </table:table-cell>
          <table:table-cell office:value-type="float" office:value="0.6022727273" calcext:value-type="float">
            <text:p>0.6022727273</text:p>
          </table:table-cell>
          <table:table-cell table:formula="of:=[.A77]-[.A76]" office:value-type="float" office:value="1.69860770000003" calcext:value-type="float">
            <text:p>1.69860770000003</text:p>
          </table:table-cell>
        </table:table-row>
        <table:table-row table:style-name="ro1">
          <table:table-cell office:value-type="float" office:value="484.9009009" calcext:value-type="float">
            <text:p>484.9009009</text:p>
          </table:table-cell>
          <table:table-cell office:value-type="float" office:value="0.5814393939" calcext:value-type="float">
            <text:p>0.5814393939</text:p>
          </table:table-cell>
          <table:table-cell table:formula="of:=[.A78]-[.A77]" office:value-type="float" office:value="1.7018837" calcext:value-type="float">
            <text:p>1.7018837</text:p>
          </table:table-cell>
        </table:table-row>
        <table:table-row table:style-name="ro1">
          <table:table-cell office:value-type="float" office:value="486.6027846" calcext:value-type="float">
            <text:p>486.6027846</text:p>
          </table:table-cell>
          <table:table-cell office:value-type="float" office:value="0.5606060606" calcext:value-type="float">
            <text:p>0.5606060606</text:p>
          </table:table-cell>
          <table:table-cell table:formula="of:=[.A79]-[.A78]" office:value-type="float" office:value="1.7018837" calcext:value-type="float">
            <text:p>1.7018837</text:p>
          </table:table-cell>
        </table:table-row>
        <table:table-row table:style-name="ro1">
          <table:table-cell office:value-type="float" office:value="487.4463554" calcext:value-type="float">
            <text:p>487.4463554</text:p>
          </table:table-cell>
          <table:table-cell office:value-type="float" office:value="0.5416666667" calcext:value-type="float">
            <text:p>0.5416666667</text:p>
          </table:table-cell>
          <table:table-cell table:formula="of:=[.A80]-[.A79]" office:value-type="float" office:value="0.843570800000009" calcext:value-type="float">
            <text:p>0.843570800000009</text:p>
          </table:table-cell>
        </table:table-row>
        <table:table-row table:style-name="ro1">
          <table:table-cell office:value-type="float" office:value="489.1498771" calcext:value-type="float">
            <text:p>489.1498771</text:p>
          </table:table-cell>
          <table:table-cell office:value-type="float" office:value="0.5227272727" calcext:value-type="float">
            <text:p>0.5227272727</text:p>
          </table:table-cell>
          <table:table-cell table:formula="of:=[.A81]-[.A80]" office:value-type="float" office:value="1.70352170000001" calcext:value-type="float">
            <text:p>1.70352170000001</text:p>
          </table:table-cell>
        </table:table-row>
        <table:table-row table:style-name="ro1">
          <table:table-cell office:value-type="float" office:value="489.993448" calcext:value-type="float">
            <text:p>489.993448</text:p>
          </table:table-cell>
          <table:table-cell office:value-type="float" office:value="0.5037878788" calcext:value-type="float">
            <text:p>0.5037878788</text:p>
          </table:table-cell>
          <table:table-cell table:formula="of:=[.A82]-[.A81]" office:value-type="float" office:value="0.843570899999975" calcext:value-type="float">
            <text:p>0.843570899999975</text:p>
          </table:table-cell>
        </table:table-row>
        <table:table-row table:style-name="ro1">
          <table:table-cell office:value-type="float" office:value="491.6969697" calcext:value-type="float">
            <text:p>491.6969697</text:p>
          </table:table-cell>
          <table:table-cell office:value-type="float" office:value="0.4848484848" calcext:value-type="float">
            <text:p>0.4848484848</text:p>
          </table:table-cell>
          <table:table-cell table:formula="of:=[.A83]-[.A82]" office:value-type="float" office:value="1.70352170000001" calcext:value-type="float">
            <text:p>1.70352170000001</text:p>
          </table:table-cell>
        </table:table-row>
        <table:table-row table:style-name="ro1">
          <table:table-cell office:value-type="float" office:value="493.4004914" calcext:value-type="float">
            <text:p>493.4004914</text:p>
          </table:table-cell>
          <table:table-cell office:value-type="float" office:value="0.4659090909" calcext:value-type="float">
            <text:p>0.4659090909</text:p>
          </table:table-cell>
          <table:table-cell table:formula="of:=[.A84]-[.A83]" office:value-type="float" office:value="1.70352170000001" calcext:value-type="float">
            <text:p>1.70352170000001</text:p>
          </table:table-cell>
        </table:table-row>
        <table:table-row table:style-name="ro1">
          <table:table-cell office:value-type="float" office:value="494.6748567" calcext:value-type="float">
            <text:p>494.6748567</text:p>
          </table:table-cell>
          <table:table-cell office:value-type="float" office:value="0.4479166667" calcext:value-type="float">
            <text:p>0.4479166667</text:p>
          </table:table-cell>
          <table:table-cell table:formula="of:=[.A85]-[.A84]" office:value-type="float" office:value="1.2743653" calcext:value-type="float">
            <text:p>1.2743653</text:p>
          </table:table-cell>
        </table:table-row>
        <table:table-row table:style-name="ro1">
          <table:table-cell office:value-type="float" office:value="496.8058968" calcext:value-type="float">
            <text:p>496.8058968</text:p>
          </table:table-cell>
          <table:table-cell office:value-type="float" office:value="0.4261363636" calcext:value-type="float">
            <text:p>0.4261363636</text:p>
          </table:table-cell>
          <table:table-cell table:formula="of:=[.A86]-[.A85]" office:value-type="float" office:value="2.13104010000001" calcext:value-type="float">
            <text:p>2.13104010000001</text:p>
          </table:table-cell>
        </table:table-row>
        <table:table-row table:style-name="ro1">
          <table:table-cell office:value-type="float" office:value="498.5077805" calcext:value-type="float">
            <text:p>498.5077805</text:p>
          </table:table-cell>
          <table:table-cell office:value-type="float" office:value="0.4053030303" calcext:value-type="float">
            <text:p>0.4053030303</text:p>
          </table:table-cell>
          <table:table-cell table:formula="of:=[.A87]-[.A86]" office:value-type="float" office:value="1.7018837" calcext:value-type="float">
            <text:p>1.7018837</text:p>
          </table:table-cell>
        </table:table-row>
        <table:table-row table:style-name="ro1">
          <table:table-cell office:value-type="float" office:value="500.2080262" calcext:value-type="float">
            <text:p>500.2080262</text:p>
          </table:table-cell>
          <table:table-cell office:value-type="float" office:value="0.3825757576" calcext:value-type="float">
            <text:p>0.3825757576</text:p>
          </table:table-cell>
          <table:table-cell table:formula="of:=[.A88]-[.A87]" office:value-type="float" office:value="1.70024569999998" calcext:value-type="float">
            <text:p>1.70024569999998</text:p>
          </table:table-cell>
        </table:table-row>
        <table:table-row table:style-name="ro1">
          <table:table-cell office:value-type="float" office:value="501.9099099" calcext:value-type="float">
            <text:p>501.9099099</text:p>
          </table:table-cell>
          <table:table-cell office:value-type="float" office:value="0.3617424242" calcext:value-type="float">
            <text:p>0.3617424242</text:p>
          </table:table-cell>
          <table:table-cell table:formula="of:=[.A89]-[.A88]" office:value-type="float" office:value="1.7018837" calcext:value-type="float">
            <text:p>1.7018837</text:p>
          </table:table-cell>
        </table:table-row>
        <table:table-row table:style-name="ro1">
          <table:table-cell office:value-type="float" office:value="504.9009009" calcext:value-type="float">
            <text:p>504.9009009</text:p>
          </table:table-cell>
          <table:table-cell office:value-type="float" office:value="0.3399621212" calcext:value-type="float">
            <text:p>0.3399621212</text:p>
          </table:table-cell>
          <table:table-cell table:formula="of:=[.A90]-[.A89]" office:value-type="float" office:value="2.99099100000001" calcext:value-type="float">
            <text:p>2.99099100000001</text:p>
          </table:table-cell>
        </table:table-row>
        <table:table-row table:style-name="ro1">
          <table:table-cell office:value-type="float" office:value="507.028665" calcext:value-type="float">
            <text:p>507.028665</text:p>
          </table:table-cell>
          <table:table-cell office:value-type="float" office:value="0.3143939394" calcext:value-type="float">
            <text:p>0.3143939394</text:p>
          </table:table-cell>
          <table:table-cell table:formula="of:=[.A91]-[.A90]" office:value-type="float" office:value="2.12776409999998" calcext:value-type="float">
            <text:p>2.12776409999998</text:p>
          </table:table-cell>
        </table:table-row>
        <table:table-row table:style-name="ro1">
          <table:table-cell office:value-type="float" office:value="509.5888616" calcext:value-type="float">
            <text:p>509.5888616</text:p>
          </table:table-cell>
          <table:table-cell office:value-type="float" office:value="0.2916666667" calcext:value-type="float">
            <text:p>0.2916666667</text:p>
          </table:table-cell>
          <table:table-cell table:formula="of:=[.A92]-[.A91]" office:value-type="float" office:value="2.56019659999998" calcext:value-type="float">
            <text:p>2.56019659999998</text:p>
          </table:table-cell>
        </table:table-row>
        <table:table-row table:style-name="ro1">
          <table:table-cell office:value-type="float" office:value="512.5798526" calcext:value-type="float">
            <text:p>512.5798526</text:p>
          </table:table-cell>
          <table:table-cell office:value-type="float" office:value="0.2698863636" calcext:value-type="float">
            <text:p>0.2698863636</text:p>
          </table:table-cell>
          <table:table-cell table:formula="of:=[.A93]-[.A92]" office:value-type="float" office:value="2.99099100000001" calcext:value-type="float">
            <text:p>2.99099100000001</text:p>
          </table:table-cell>
        </table:table-row>
        <table:table-row table:style-name="ro1">
          <table:table-cell office:value-type="float" office:value="515.5708436" calcext:value-type="float">
            <text:p>515.5708436</text:p>
          </table:table-cell>
          <table:table-cell office:value-type="float" office:value="0.2481060606" calcext:value-type="float">
            <text:p>0.2481060606</text:p>
          </table:table-cell>
          <table:table-cell table:formula="of:=[.A94]-[.A93]" office:value-type="float" office:value="2.99099100000001" calcext:value-type="float">
            <text:p>2.99099100000001</text:p>
          </table:table-cell>
        </table:table-row>
        <table:table-row table:style-name="ro1">
          <table:table-cell office:value-type="float" office:value="518.989353" calcext:value-type="float">
            <text:p>518.989353</text:p>
          </table:table-cell>
          <table:table-cell office:value-type="float" office:value="0.2234848485" calcext:value-type="float">
            <text:p>0.2234848485</text:p>
          </table:table-cell>
          <table:table-cell table:formula="of:=[.A95]-[.A94]" office:value-type="float" office:value="3.41850940000006" calcext:value-type="float">
            <text:p>3.41850940000006</text:p>
          </table:table-cell>
        </table:table-row>
        <table:table-row table:style-name="ro1">
          <table:table-cell office:value-type="float" office:value="522.4111384" calcext:value-type="float">
            <text:p>522.4111384</text:p>
          </table:table-cell>
          <table:table-cell office:value-type="float" office:value="0.2026515152" calcext:value-type="float">
            <text:p>0.2026515152</text:p>
          </table:table-cell>
          <table:table-cell table:formula="of:=[.A96]-[.A95]" office:value-type="float" office:value="3.42178539999998" calcext:value-type="float">
            <text:p>3.42178539999998</text:p>
          </table:table-cell>
        </table:table-row>
        <table:table-row table:style-name="ro1">
          <table:table-cell office:value-type="float" office:value="525.8304668" calcext:value-type="float">
            <text:p>525.8304668</text:p>
          </table:table-cell>
          <table:table-cell office:value-type="float" office:value="0.1789772727" calcext:value-type="float">
            <text:p>0.1789772727</text:p>
          </table:table-cell>
          <table:table-cell table:formula="of:=[.A97]-[.A96]" office:value-type="float" office:value="3.41932839999993" calcext:value-type="float">
            <text:p>3.41932839999993</text:p>
          </table:table-cell>
        </table:table-row>
        <table:table-row table:style-name="ro1">
          <table:table-cell office:value-type="float" office:value="530.1113841" calcext:value-type="float">
            <text:p>530.1113841</text:p>
          </table:table-cell>
          <table:table-cell office:value-type="float" office:value="0.1571969697" calcext:value-type="float">
            <text:p>0.1571969697</text:p>
          </table:table-cell>
          <table:table-cell table:formula="of:=[.A98]-[.A97]" office:value-type="float" office:value="4.28091730000006" calcext:value-type="float">
            <text:p>4.28091730000006</text:p>
          </table:table-cell>
        </table:table-row>
        <table:table-row table:style-name="ro1">
          <table:table-cell office:value-type="float" office:value="534.3931204" calcext:value-type="float">
            <text:p>534.3931204</text:p>
          </table:table-cell>
          <table:table-cell office:value-type="float" office:value="0.1363636364" calcext:value-type="float">
            <text:p>0.1363636364</text:p>
          </table:table-cell>
          <table:table-cell table:formula="of:=[.A99]-[.A98]" office:value-type="float" office:value="4.28173630000003" calcext:value-type="float">
            <text:p>4.28173630000003</text:p>
          </table:table-cell>
        </table:table-row>
        <table:table-row table:style-name="ro1">
          <table:table-cell office:value-type="float" office:value="539.5356265" calcext:value-type="float">
            <text:p>539.5356265</text:p>
          </table:table-cell>
          <table:table-cell office:value-type="float" office:value="0.1164772727" calcext:value-type="float">
            <text:p>0.1164772727</text:p>
          </table:table-cell>
          <table:table-cell table:formula="of:=[.A100]-[.A99]" office:value-type="float" office:value="5.14250609999999" calcext:value-type="float">
            <text:p>5.14250609999999</text:p>
          </table:table-cell>
        </table:table-row>
        <table:table-row table:style-name="ro1">
          <table:table-cell office:value-type="float" office:value="545.5364455" calcext:value-type="float">
            <text:p>545.5364455</text:p>
          </table:table-cell>
          <table:table-cell office:value-type="float" office:value="0.0946969697" calcext:value-type="float">
            <text:p>0.0946969697</text:p>
          </table:table-cell>
          <table:table-cell table:formula="of:=[.A101]-[.A100]" office:value-type="float" office:value="6.00081899999998" calcext:value-type="float">
            <text:p>6.00081899999998</text:p>
          </table:table-cell>
        </table:table-row>
        <table:table-row table:style-name="ro1">
          <table:table-cell office:value-type="float" office:value="551.5397215" calcext:value-type="float">
            <text:p>551.5397215</text:p>
          </table:table-cell>
          <table:table-cell office:value-type="float" office:value="0.07575757576" calcext:value-type="float">
            <text:p>0.07575757576</text:p>
          </table:table-cell>
          <table:table-cell table:formula="of:=[.A102]-[.A101]" office:value-type="float" office:value="6.00327600000003" calcext:value-type="float">
            <text:p>6.00327600000003</text:p>
          </table:table-cell>
        </table:table-row>
        <table:table-row table:style-name="ro1">
          <table:table-cell office:value-type="float" office:value="558.4062244" calcext:value-type="float">
            <text:p>558.4062244</text:p>
          </table:table-cell>
          <table:table-cell office:value-type="float" office:value="0.06060606061" calcext:value-type="float">
            <text:p>0.06060606061</text:p>
          </table:table-cell>
          <table:table-cell table:formula="of:=[.A103]-[.A102]" office:value-type="float" office:value="6.8665029" calcext:value-type="float">
            <text:p>6.8665029</text:p>
          </table:table-cell>
        </table:table-row>
        <table:table-row table:style-name="ro1">
          <table:table-cell office:value-type="float" office:value="566.1326781" calcext:value-type="float">
            <text:p>566.1326781</text:p>
          </table:table-cell>
          <table:table-cell office:value-type="float" office:value="0.04545454545" calcext:value-type="float">
            <text:p>0.04545454545</text:p>
          </table:table-cell>
          <table:table-cell table:formula="of:=[.A104]-[.A103]" office:value-type="float" office:value="7.72645369999998" calcext:value-type="float">
            <text:p>7.72645369999998</text:p>
          </table:table-cell>
        </table:table-row>
        <table:table-row table:style-name="ro1">
          <table:table-cell office:value-type="float" office:value="574.7239967" calcext:value-type="float">
            <text:p>574.7239967</text:p>
          </table:table-cell>
          <table:table-cell office:value-type="float" office:value="0.03598484848" calcext:value-type="float">
            <text:p>0.03598484848</text:p>
          </table:table-cell>
          <table:table-cell table:formula="of:=[.A105]-[.A104]" office:value-type="float" office:value="8.59131860000002" calcext:value-type="float">
            <text:p>8.59131860000002</text:p>
          </table:table-cell>
        </table:table-row>
        <table:table-row table:style-name="ro1">
          <table:table-cell office:value-type="float" office:value="583.3153153" calcext:value-type="float">
            <text:p>583.3153153</text:p>
          </table:table-cell>
          <table:table-cell office:value-type="float" office:value="0.02651515152" calcext:value-type="float">
            <text:p>0.02651515152</text:p>
          </table:table-cell>
          <table:table-cell table:formula="of:=[.A106]-[.A105]" office:value-type="float" office:value="8.59131859999991" calcext:value-type="float">
            <text:p>8.59131859999991</text:p>
          </table:table-cell>
        </table:table-row>
        <table:table-row table:style-name="ro1">
          <table:table-cell office:value-type="float" office:value="592.3382473" calcext:value-type="float">
            <text:p>592.3382473</text:p>
          </table:table-cell>
          <table:table-cell office:value-type="float" office:value="0.01893939394" calcext:value-type="float">
            <text:p>0.01893939394</text:p>
          </table:table-cell>
          <table:table-cell table:formula="of:=[.A107]-[.A106]" office:value-type="float" office:value="9.02293200000008" calcext:value-type="float">
            <text:p>9.02293200000008</text:p>
          </table:table-cell>
        </table:table-row>
        <table:table-row table:style-name="ro1">
          <table:table-cell office:value-type="float" office:value="600.5028665" calcext:value-type="float">
            <text:p>600.5028665</text:p>
          </table:table-cell>
          <table:table-cell office:value-type="float" office:value="0.01325757576" calcext:value-type="float">
            <text:p>0.01325757576</text:p>
          </table:table-cell>
          <table:table-cell table:formula="of:=[.A108]-[.A107]" office:value-type="float" office:value="8.16461919999995" calcext:value-type="float">
            <text:p>8.1646191999999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[.A109]-[.A108]" office:value-type="float" office:value="0.497133500000018" calcext:value-type="float">
            <text:p>0.497133500000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5-27T14:51:02.982394627</dc:date>
    <meta:editing-duration>PT57S</meta:editing-duration>
    <meta:editing-cycles>1</meta:editing-cycles>
    <meta:document-statistic meta:table-count="1" meta:cell-count="326" meta:object-count="1"/>
    <meta:generator>LibreOffice/6.3.6.2$Linux_X86_64 LibreOffice_project/3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4_TPB_WLSemission_GERDA_350-600nm'.A1:'4_TPB_WLSemission_GERDA_350-600nm'.B109" svg:x="0.32cm" svg:y="0.18cm" svg:width="12.508cm" svg:height="8.64cm">
          <chartooo:coordinate-region svg:x="1.048cm" svg:y="0.38cm" svg:width="11.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_TPB_WLSemission_GERDA_350-600nm'.B1:'4_TPB_WLSemission_GERDA_350-600nm'.B109" chart:class="chart:scatter">
            <chart:domain table:cell-range-address="'4_TPB_WLSemission_GERDA_350-600nm'.A1:'4_TPB_WLSemission_GERDA_350-600nm'.A109"/>
            <chart:data-point chart:repeated="1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'4_TPB_WLSemission_GERDA_350-600nm'.A1:'4_TPB_WLSemission_GERDA_350-600nm'.A109</svg:desc>
                </draw:g>
              </table:table-cell>
              <table:table-cell office:value-type="float" office:value="0">
                <text:p>0</text:p>
                <draw:g>
                  <svg:desc>'4_TPB_WLSemission_GERDA_350-600nm'.B1:'4_TPB_WLSemission_GERDA_350-600nm'.B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.2473382">
                <text:p>350.2473382</text:p>
              </table:table-cell>
              <table:table-cell office:value-type="float" office:value="0.001893939394">
                <text:p>0.001893939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.7067977">
                <text:p>359.7067977</text:p>
              </table:table-cell>
              <table:table-cell office:value-type="float" office:value="0.001893939394">
                <text:p>0.001893939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.1662572">
                <text:p>369.1662572</text:p>
              </table:table-cell>
              <table:table-cell office:value-type="float" office:value="0.001893939394">
                <text:p>0.001893939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7.7690418">
                <text:p>377.7690418</text:p>
              </table:table-cell>
              <table:table-cell office:value-type="float" office:value="0.005681818182">
                <text:p>0.005681818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3.7968878">
                <text:p>383.7968878</text:p>
              </table:table-cell>
              <table:table-cell office:value-type="float" office:value="0.01515151515">
                <text:p>0.01515151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7.6805897">
                <text:p>387.6805897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.8443898">
                <text:p>389.8443898</text:p>
              </table:table-cell>
              <table:table-cell office:value-type="float" office:value="0.04734848485">
                <text:p>0.04734848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1.1482391">
                <text:p>391.1482391</text:p>
              </table:table-cell>
              <table:table-cell office:value-type="float" office:value="0.0634469697">
                <text:p>0.06344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2.4520885">
                <text:p>392.4520885</text:p>
              </table:table-cell>
              <table:table-cell office:value-type="float" office:value="0.07954545455">
                <text:p>0.07954545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.3259623">
                <text:p>393.3259623</text:p>
              </table:table-cell>
              <table:table-cell office:value-type="float" office:value="0.09564393939">
                <text:p>0.09564393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4.2006552">
                <text:p>394.2006552</text:p>
              </table:table-cell>
              <table:table-cell office:value-type="float" office:value="0.1126893939">
                <text:p>0.1126893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5.0761671">
                <text:p>395.0761671</text:p>
              </table:table-cell>
              <table:table-cell office:value-type="float" office:value="0.1306818182">
                <text:p>0.130681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5.95086">
                <text:p>395.95086</text:p>
              </table:table-cell>
              <table:table-cell office:value-type="float" office:value="0.1477272727">
                <text:p>0.1477272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6.8255528">
                <text:p>396.8255528</text:p>
              </table:table-cell>
              <table:table-cell office:value-type="float" office:value="0.1647727273">
                <text:p>0.1647727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7.7010647">
                <text:p>397.7010647</text:p>
              </table:table-cell>
              <table:table-cell office:value-type="float" office:value="0.1827651515">
                <text:p>0.1827651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.5765766">
                <text:p>398.5765766</text:p>
              </table:table-cell>
              <table:table-cell office:value-type="float" office:value="0.2007575758">
                <text:p>0.2007575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.4529075">
                <text:p>399.4529075</text:p>
              </table:table-cell>
              <table:table-cell office:value-type="float" office:value="0.2196969697">
                <text:p>0.2196969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.8976249">
                <text:p>399.8976249</text:p>
              </table:table-cell>
              <table:table-cell office:value-type="float" office:value="0.2367424242">
                <text:p>0.2367424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3423423">
                <text:p>400.3423423</text:p>
              </table:table-cell>
              <table:table-cell office:value-type="float" office:value="0.2537878788">
                <text:p>0.25378787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.2162162">
                <text:p>401.2162162</text:p>
              </table:table-cell>
              <table:table-cell office:value-type="float" office:value="0.2698863636">
                <text:p>0.2698863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.6617527">
                <text:p>401.6617527</text:p>
              </table:table-cell>
              <table:table-cell office:value-type="float" office:value="0.2878787879">
                <text:p>0.2878787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.5364455">
                <text:p>402.5364455</text:p>
              </table:table-cell>
              <table:table-cell office:value-type="float" office:value="0.3049242424">
                <text:p>0.3049242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.4111384">
                <text:p>403.4111384</text:p>
              </table:table-cell>
              <table:table-cell office:value-type="float" office:value="0.321969697">
                <text:p>0.321969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3.8558559">
                <text:p>403.8558559</text:p>
              </table:table-cell>
              <table:table-cell office:value-type="float" office:value="0.3390151515">
                <text:p>0.3390151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.7305487">
                <text:p>404.7305487</text:p>
              </table:table-cell>
              <table:table-cell office:value-type="float" office:value="0.3560606061">
                <text:p>0.3560606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5.6068796">
                <text:p>405.606879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6.0524161">
                <text:p>406.0524161</text:p>
              </table:table-cell>
              <table:table-cell office:value-type="float" office:value="0.3929924242">
                <text:p>0.3929924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6.9295659">
                <text:p>406.9295659</text:p>
              </table:table-cell>
              <table:table-cell office:value-type="float" office:value="0.4128787879">
                <text:p>0.4128787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7.8075348">
                <text:p>407.8075348</text:p>
              </table:table-cell>
              <table:table-cell office:value-type="float" office:value="0.4337121212">
                <text:p>0.4337121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8.2538903">
                <text:p>408.2538903</text:p>
              </table:table-cell>
              <table:table-cell office:value-type="float" office:value="0.4526515152">
                <text:p>0.4526515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9.1318591">
                <text:p>409.1318591</text:p>
              </table:table-cell>
              <table:table-cell office:value-type="float" office:value="0.4734848485">
                <text:p>0.4734848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0.4381654">
                <text:p>410.4381654</text:p>
              </table:table-cell>
              <table:table-cell office:value-type="float" office:value="0.4924242424">
                <text:p>0.4924242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0.8845209">
                <text:p>410.8845209</text:p>
              </table:table-cell>
              <table:table-cell office:value-type="float" office:value="0.5113636364">
                <text:p>0.5113636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1.7641278">
                <text:p>411.7641278</text:p>
              </table:table-cell>
              <table:table-cell office:value-type="float" office:value="0.5340909091">
                <text:p>0.5340909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2.2113022">
                <text:p>412.2113022</text:p>
              </table:table-cell>
              <table:table-cell office:value-type="float" office:value="0.5539772727">
                <text:p>0.5539772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2.6584767">
                <text:p>412.6584767</text:p>
              </table:table-cell>
              <table:table-cell office:value-type="float" office:value="0.5738636364">
                <text:p>0.5738636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3.5348075">
                <text:p>413.5348075</text:p>
              </table:table-cell>
              <table:table-cell office:value-type="float" office:value="0.5928030303">
                <text:p>0.5928030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4.4127764">
                <text:p>414.4127764</text:p>
              </table:table-cell>
              <table:table-cell office:value-type="float" office:value="0.6136363636">
                <text:p>0.61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5.2874693">
                <text:p>415.2874693</text:p>
              </table:table-cell>
              <table:table-cell office:value-type="float" office:value="0.6306818182">
                <text:p>0.6306818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6.1654382">
                <text:p>416.1654382</text:p>
              </table:table-cell>
              <table:table-cell office:value-type="float" office:value="0.6515151515">
                <text:p>0.65151515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7.4733825">
                <text:p>417.4733825</text:p>
              </table:table-cell>
              <table:table-cell office:value-type="float" office:value="0.6723484848">
                <text:p>0.6723484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7.9230139">
                <text:p>417.9230139</text:p>
              </table:table-cell>
              <table:table-cell office:value-type="float" office:value="0.6950757576">
                <text:p>0.6950757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8.8026208">
                <text:p>418.8026208</text:p>
              </table:table-cell>
              <table:table-cell office:value-type="float" office:value="0.7178030303">
                <text:p>0.7178030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.6871417">
                <text:p>419.6871417</text:p>
              </table:table-cell>
              <table:table-cell office:value-type="float" office:value="0.7462121212">
                <text:p>0.7462121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.4283374">
                <text:p>421.4283374</text:p>
              </table:table-cell>
              <table:table-cell office:value-type="float" office:value="0.7708333333">
                <text:p>0.7708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3.1695332">
                <text:p>423.1695332</text:p>
              </table:table-cell>
              <table:table-cell office:value-type="float" office:value="0.7954545455">
                <text:p>0.7954545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4.045864">
                <text:p>424.045864</text:p>
              </table:table-cell>
              <table:table-cell office:value-type="float" office:value="0.8143939394">
                <text:p>0.81439393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5.7870598">
                <text:p>425.7870598</text:p>
              </table:table-cell>
              <table:table-cell office:value-type="float" office:value="0.8390151515">
                <text:p>0.8390151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6.6650287">
                <text:p>426.6650287</text:p>
              </table:table-cell>
              <table:table-cell office:value-type="float" office:value="0.8598484848">
                <text:p>0.85984848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7.977887">
                <text:p>427.977887</text:p>
              </table:table-cell>
              <table:table-cell office:value-type="float" office:value="0.8863636364">
                <text:p>0.8863636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.7190827">
                <text:p>429.7190827</text:p>
              </table:table-cell>
              <table:table-cell office:value-type="float" office:value="0.9109848485">
                <text:p>0.91098484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1.030303">
                <text:p>431.030303</text:p>
              </table:table-cell>
              <table:table-cell office:value-type="float" office:value="0.9356060606">
                <text:p>0.93560606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2.7698608">
                <text:p>432.7698608</text:p>
              </table:table-cell>
              <table:table-cell office:value-type="float" office:value="0.9583333333">
                <text:p>0.958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6.2260442">
                <text:p>436.2260442</text:p>
              </table:table-cell>
              <table:table-cell office:value-type="float" office:value="0.9772727273">
                <text:p>0.9772727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.5421785">
                <text:p>440.5421785</text:p>
              </table:table-cell>
              <table:table-cell office:value-type="float" office:value="0.9962121212">
                <text:p>0.99621212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4.8452088">
                <text:p>444.8452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0.001638">
                <text:p>450.001638</text:p>
              </table:table-cell>
              <table:table-cell office:value-type="float" office:value="0.9962121212">
                <text:p>0.99621212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3.4332514">
                <text:p>453.4332514</text:p>
              </table:table-cell>
              <table:table-cell office:value-type="float" office:value="0.9867424242">
                <text:p>0.9867424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5.998362">
                <text:p>455.998362</text:p>
              </table:table-cell>
              <table:table-cell office:value-type="float" office:value="0.9696969697">
                <text:p>0.96969696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7.7051597">
                <text:p>457.7051597</text:p>
              </table:table-cell>
              <table:table-cell office:value-type="float" office:value="0.9545454545">
                <text:p>0.9545454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.4103194">
                <text:p>459.410319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1.1122031">
                <text:p>461.1122031</text:p>
              </table:table-cell>
              <table:table-cell office:value-type="float" office:value="0.9166666667">
                <text:p>0.91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1.955774">
                <text:p>461.955774</text:p>
              </table:table-cell>
              <table:table-cell office:value-type="float" office:value="0.8977272727">
                <text:p>0.8977272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3.6592957">
                <text:p>463.6592957</text:p>
              </table:table-cell>
              <table:table-cell office:value-type="float" office:value="0.8787878788">
                <text:p>0.87878787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5.7895168">
                <text:p>465.7895168</text:p>
              </table:table-cell>
              <table:table-cell office:value-type="float" office:value="0.8560606061">
                <text:p>0.85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7.9213759">
                <text:p>467.9213759</text:p>
              </table:table-cell>
              <table:table-cell office:value-type="float" office:value="0.8352272727">
                <text:p>0.83522727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9.1916462">
                <text:p>469.191646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0.4602785">
                <text:p>470.4602785</text:p>
              </table:table-cell>
              <table:table-cell office:value-type="float" office:value="0.7878787879">
                <text:p>0.78787878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2.1621622">
                <text:p>472.1621622</text:p>
              </table:table-cell>
              <table:table-cell office:value-type="float" office:value="0.7670454545">
                <text:p>0.7670454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3.8624079">
                <text:p>473.8624079</text:p>
              </table:table-cell>
              <table:table-cell office:value-type="float" office:value="0.7443181818">
                <text:p>0.7443181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5.5610156">
                <text:p>475.5610156</text:p>
              </table:table-cell>
              <table:table-cell office:value-type="float" office:value="0.7196969697">
                <text:p>0.71969696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7.2596233">
                <text:p>477.2596233</text:p>
              </table:table-cell>
              <table:table-cell office:value-type="float" office:value="0.6950757576">
                <text:p>0.6950757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9.3898444">
                <text:p>479.3898444</text:p>
              </table:table-cell>
              <table:table-cell office:value-type="float" office:value="0.6723484848">
                <text:p>0.6723484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9.8018018">
                <text:p>479.8018018</text:p>
              </table:table-cell>
              <table:table-cell office:value-type="float" office:value="0.6515151515">
                <text:p>0.6515151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.5004095">
                <text:p>481.5004095</text:p>
              </table:table-cell>
              <table:table-cell office:value-type="float" office:value="0.6268939394">
                <text:p>0.62689393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3.1990172">
                <text:p>483.1990172</text:p>
              </table:table-cell>
              <table:table-cell office:value-type="float" office:value="0.6022727273">
                <text:p>0.60227272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4.9009009">
                <text:p>484.9009009</text:p>
              </table:table-cell>
              <table:table-cell office:value-type="float" office:value="0.5814393939">
                <text:p>0.58143939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6.6027846">
                <text:p>486.6027846</text:p>
              </table:table-cell>
              <table:table-cell office:value-type="float" office:value="0.5606060606">
                <text:p>0.56060606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7.4463554">
                <text:p>487.4463554</text:p>
              </table:table-cell>
              <table:table-cell office:value-type="float" office:value="0.5416666667">
                <text:p>0.541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9.1498771">
                <text:p>489.1498771</text:p>
              </table:table-cell>
              <table:table-cell office:value-type="float" office:value="0.5227272727">
                <text:p>0.52272727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9.993448">
                <text:p>489.993448</text:p>
              </table:table-cell>
              <table:table-cell office:value-type="float" office:value="0.5037878788">
                <text:p>0.5037878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1.6969697">
                <text:p>491.6969697</text:p>
              </table:table-cell>
              <table:table-cell office:value-type="float" office:value="0.4848484848">
                <text:p>0.4848484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3.4004914">
                <text:p>493.4004914</text:p>
              </table:table-cell>
              <table:table-cell office:value-type="float" office:value="0.4659090909">
                <text:p>0.46590909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4.6748567">
                <text:p>494.6748567</text:p>
              </table:table-cell>
              <table:table-cell office:value-type="float" office:value="0.4479166667">
                <text:p>0.44791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6.8058968">
                <text:p>496.8058968</text:p>
              </table:table-cell>
              <table:table-cell office:value-type="float" office:value="0.4261363636">
                <text:p>0.42613636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8.5077805">
                <text:p>498.5077805</text:p>
              </table:table-cell>
              <table:table-cell office:value-type="float" office:value="0.4053030303">
                <text:p>0.4053030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0.2080262">
                <text:p>500.2080262</text:p>
              </table:table-cell>
              <table:table-cell office:value-type="float" office:value="0.3825757576">
                <text:p>0.3825757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1.9099099">
                <text:p>501.9099099</text:p>
              </table:table-cell>
              <table:table-cell office:value-type="float" office:value="0.3617424242">
                <text:p>0.36174242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4.9009009">
                <text:p>504.9009009</text:p>
              </table:table-cell>
              <table:table-cell office:value-type="float" office:value="0.3399621212">
                <text:p>0.33996212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7.028665">
                <text:p>507.028665</text:p>
              </table:table-cell>
              <table:table-cell office:value-type="float" office:value="0.3143939394">
                <text:p>0.31439393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9.5888616">
                <text:p>509.5888616</text:p>
              </table:table-cell>
              <table:table-cell office:value-type="float" office:value="0.2916666667">
                <text:p>0.291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2.5798526">
                <text:p>512.5798526</text:p>
              </table:table-cell>
              <table:table-cell office:value-type="float" office:value="0.2698863636">
                <text:p>0.2698863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5.5708436">
                <text:p>515.5708436</text:p>
              </table:table-cell>
              <table:table-cell office:value-type="float" office:value="0.2481060606">
                <text:p>0.2481060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8.989353">
                <text:p>518.989353</text:p>
              </table:table-cell>
              <table:table-cell office:value-type="float" office:value="0.2234848485">
                <text:p>0.22348484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2.4111384">
                <text:p>522.4111384</text:p>
              </table:table-cell>
              <table:table-cell office:value-type="float" office:value="0.2026515152">
                <text:p>0.2026515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.8304668">
                <text:p>525.8304668</text:p>
              </table:table-cell>
              <table:table-cell office:value-type="float" office:value="0.1789772727">
                <text:p>0.1789772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0.1113841">
                <text:p>530.1113841</text:p>
              </table:table-cell>
              <table:table-cell office:value-type="float" office:value="0.1571969697">
                <text:p>0.1571969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4.3931204">
                <text:p>534.3931204</text:p>
              </table:table-cell>
              <table:table-cell office:value-type="float" office:value="0.1363636364">
                <text:p>0.13636363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9.5356265">
                <text:p>539.5356265</text:p>
              </table:table-cell>
              <table:table-cell office:value-type="float" office:value="0.1164772727">
                <text:p>0.1164772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5.5364455">
                <text:p>545.5364455</text:p>
              </table:table-cell>
              <table:table-cell office:value-type="float" office:value="0.0946969697">
                <text:p>0.09469696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1.5397215">
                <text:p>551.5397215</text:p>
              </table:table-cell>
              <table:table-cell office:value-type="float" office:value="0.07575757576">
                <text:p>0.07575757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8.4062244">
                <text:p>558.4062244</text:p>
              </table:table-cell>
              <table:table-cell office:value-type="float" office:value="0.06060606061">
                <text:p>0.060606060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6.1326781">
                <text:p>566.1326781</text:p>
              </table:table-cell>
              <table:table-cell office:value-type="float" office:value="0.04545454545">
                <text:p>0.04545454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4.7239967">
                <text:p>574.7239967</text:p>
              </table:table-cell>
              <table:table-cell office:value-type="float" office:value="0.03598484848">
                <text:p>0.035984848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3.3153153">
                <text:p>583.3153153</text:p>
              </table:table-cell>
              <table:table-cell office:value-type="float" office:value="0.02651515152">
                <text:p>0.026515151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2.3382473">
                <text:p>592.3382473</text:p>
              </table:table-cell>
              <table:table-cell office:value-type="float" office:value="0.01893939394">
                <text:p>0.018939393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0.5028665">
                <text:p>600.5028665</text:p>
              </table:table-cell>
              <table:table-cell office:value-type="float" office:value="0.01325757576">
                <text:p>0.013257575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